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top="0.1666in" fo:margin-bottom="0.1666in" fo:line-height="100%"/>
    </style:style>
    <style:style style:name="P2" style:parent-style-name="Standard" style:family="paragraph">
      <style:paragraph-properties fo:text-align="center" fo:margin-top="0.1666in" fo:margin-bottom="0.1666in" fo:line-height="100%"/>
    </style:style>
    <style:style style:name="P3" style:parent-style-name="Standard" style:family="paragraph">
      <style:paragraph-properties fo:text-align="center" fo:margin-top="0.1666in" fo:margin-bottom="0.1666in" fo:line-height="100%"/>
      <style:text-properties fo:font-weight="bold" style:font-weight-asian="bold"/>
    </style:style>
    <style:style style:name="P4" style:parent-style-name="Standard" style:family="paragraph">
      <style:paragraph-properties fo:text-align="center" fo:margin-top="0.1666in" fo:margin-bottom="0.1666in" fo:line-height="100%"/>
    </style:style>
    <style:style style:name="T5" style:parent-style-name="Fuentedepárrafopredeter." style:family="text">
      <style:text-properties fo:font-weight="bold" style:font-weight-asian="bold"/>
    </style:style>
    <style:style style:name="T6" style:parent-style-name="Fuentedepárrafopredeter." style:family="text">
      <style:text-properties fo:font-weight="bold" style:font-weight-asian="bold" style:font-weight-complex="bold"/>
    </style:style>
    <style:style style:name="P7" style:parent-style-name="Standard" style:family="paragraph">
      <style:paragraph-properties fo:text-align="justify" fo:margin-top="0.1666in" fo:margin-bottom="0.1666in" fo:line-height="100%"/>
    </style:style>
    <style:style style:name="T8" style:parent-style-name="Fuentedepárrafopredeter." style:family="text">
      <style:text-properties fo:font-weight="bold" style:font-weight-asian="bold"/>
    </style:style>
    <style:style style:name="P9" style:parent-style-name="Standard" style:family="paragraph">
      <style:paragraph-properties fo:text-align="justify" fo:margin-top="0.1666in" fo:margin-bottom="0.1666in" fo:line-height="100%"/>
    </style:style>
    <style:style style:name="P10" style:parent-style-name="Standard" style:family="paragraph">
      <style:paragraph-properties fo:text-align="justify" fo:margin-top="0.1666in" fo:margin-bottom="0.1666in" fo:line-height="100%"/>
    </style:style>
    <style:style style:name="P11" style:parent-style-name="Standard" style:family="paragraph">
      <style:paragraph-properties fo:text-align="justify" fo:margin-top="0.1666in" fo:margin-bottom="0.1666in" fo:line-height="100%"/>
    </style:style>
    <style:style style:name="P12" style:parent-style-name="Standard" style:family="paragraph">
      <style:paragraph-properties fo:text-align="justify"/>
    </style:style>
    <style:style style:name="T13" style:parent-style-name="Fuentedepárrafopredeter." style:family="text">
      <style:text-properties fo:font-weight="bold" style:font-weight-asian="bold"/>
    </style:style>
    <style:style style:name="P14" style:parent-style-name="Standard" style:family="paragraph">
      <style:paragraph-properties fo:text-align="justify"/>
      <style:text-properties fo:font-weight="bold" style:font-weight-asian="bold"/>
    </style:style>
    <style:style style:name="P15" style:parent-style-name="Standard" style:family="paragraph">
      <style:paragraph-properties fo:text-align="justify"/>
    </style:style>
    <style:style style:name="T16" style:parent-style-name="Fuentedepárrafopredeter." style:family="text">
      <style:text-properties fo:font-weight="bold" style:font-weight-asian="bold"/>
    </style:style>
    <style:style style:name="P17" style:parent-style-name="Standard" style:family="paragraph">
      <style:paragraph-properties fo:text-align="justify"/>
    </style:style>
    <style:style style:name="P18" style:parent-style-name="Standard" style:family="paragraph">
      <style:paragraph-properties fo:text-align="justify" fo:margin-top="0.1666in" fo:margin-bottom="0.1666in" fo:line-height="150%"/>
    </style:style>
    <style:style style:name="T19" style:parent-style-name="Fuentedepárrafopredeter." style:family="text">
      <style:text-properties fo:font-weight="bold" style:font-weight-asian="bold"/>
    </style:style>
    <style:style style:name="P20" style:parent-style-name="Standard" style:family="paragraph">
      <style:paragraph-properties fo:text-align="justify" fo:margin-top="0.1666in" fo:margin-bottom="0.1666in" fo:line-height="150%"/>
    </style:style>
    <style:style style:name="T21" style:parent-style-name="Fuentedepárrafopredeter." style:family="text">
      <style:text-properties fo:font-weight="bold" style:font-weight-asian="bold" style:font-weight-complex="bold"/>
    </style:style>
    <style:style style:name="P22" style:parent-style-name="Normal" style:family="paragraph">
      <style:paragraph-properties fo:text-align="justify" fo:text-indent="0.5in"/>
    </style:style>
    <style:style style:name="P23" style:parent-style-name="Standard" style:family="paragraph">
      <style:paragraph-properties fo:text-align="justify" fo:margin-top="0.1666in" fo:margin-bottom="0.1666in" fo:line-height="150%"/>
    </style:style>
    <style:style style:name="T24" style:parent-style-name="Fuentedepárrafopredeter." style:family="text">
      <style:text-properties fo:font-weight="bold" style:font-weight-asian="bold" style:font-weight-complex="bold"/>
    </style:style>
    <style:style style:name="P25" style:parent-style-name="Normal" style:family="paragraph">
      <style:paragraph-properties fo:text-align="justify" fo:text-indent="0.5in"/>
    </style:style>
    <style:style style:name="P26" style:parent-style-name="Standard" style:family="paragraph">
      <style:paragraph-properties fo:text-align="justify" fo:margin-top="0.1666in" fo:margin-bottom="0.1666in" fo:line-height="150%"/>
    </style:style>
    <style:style style:name="T27" style:parent-style-name="Fuentedepárrafopredeter." style:family="text">
      <style:text-properties fo:font-weight="bold" style:font-weight-asian="bold" style:font-weight-complex="bold"/>
    </style:style>
    <style:style style:name="P28" style:parent-style-name="Normal" style:family="paragraph">
      <style:paragraph-properties fo:text-align="justify" fo:text-indent="0.5in"/>
    </style:style>
    <style:style style:name="P29" style:parent-style-name="Normal" style:family="paragraph">
      <style:paragraph-properties fo:text-align="justify" fo:text-indent="0.5in"/>
    </style:style>
    <style:style style:name="P30" style:parent-style-name="Standard" style:family="paragraph">
      <style:paragraph-properties fo:text-align="justify" fo:margin-top="0.1666in" fo:margin-bottom="0.1666in" fo:line-height="150%"/>
    </style:style>
    <style:style style:name="T31" style:parent-style-name="Fuentedepárrafopredeter." style:family="text">
      <style:text-properties fo:font-weight="bold" style:font-weight-asian="bold" style:font-weight-complex="bold"/>
    </style:style>
    <style:style style:name="P32" style:parent-style-name="Normal" style:family="paragraph">
      <style:paragraph-properties fo:text-align="justify" fo:text-indent="0.5in"/>
    </style:style>
    <style:style style:name="T33" style:parent-style-name="Fuentedepárrafopredeter." style:family="text">
      <style:text-properties fo:language="es" fo:country="AR" style:language-asian="es" style:country-asian="AR"/>
    </style:style>
    <style:style style:name="T34" style:parent-style-name="Fuentedepárrafopredeter." style:family="text">
      <style:text-properties fo:language="es" fo:country="AR" style:language-asian="es" style:country-asian="AR"/>
    </style:style>
    <style:style style:name="T35" style:parent-style-name="Fuentedepárrafopredeter." style:family="text">
      <style:text-properties fo:language="es" fo:country="AR" style:language-asian="es" style:country-asian="AR"/>
    </style:style>
    <style:style style:name="P36" style:parent-style-name="Normal" style:family="paragraph">
      <style:paragraph-properties fo:text-align="justify" fo:text-indent="0.5in"/>
    </style:style>
    <style:style style:name="P37" style:parent-style-name="Normal" style:family="paragraph">
      <style:paragraph-properties fo:text-align="justify" fo:text-indent="0.5in"/>
      <style:text-properties fo:language="es" fo:country="AR" style:language-asian="es" style:country-asian="AR"/>
    </style:style>
    <style:style style:name="P38" style:parent-style-name="Standard" style:family="paragraph">
      <style:paragraph-properties fo:text-align="justify" fo:margin-top="0.1666in" fo:margin-bottom="0.1666in" fo:line-height="150%"/>
    </style:style>
    <style:style style:name="T39" style:parent-style-name="Fuentedepárrafopredeter." style:family="text">
      <style:text-properties fo:font-weight="bold" style:font-weight-asian="bold" style:font-weight-complex="bold"/>
    </style:style>
    <style:style style:name="P40" style:parent-style-name="Normal" style:family="paragraph">
      <style:paragraph-properties fo:text-align="justify" fo:text-indent="0.5in"/>
    </style:style>
    <style:style style:name="T41" style:parent-style-name="Fuentedepárrafopredeter." style:family="text">
      <style:text-properties style:language-asian="es" style:country-asian="AR"/>
    </style:style>
    <style:style style:name="T42" style:parent-style-name="Fuentedepárrafopredeter." style:family="text">
      <style:text-properties style:language-asian="es" style:country-asian="AR"/>
    </style:style>
    <style:style style:name="P43" style:parent-style-name="Normal" style:family="paragraph">
      <style:paragraph-properties fo:text-align="justify" fo:text-indent="0.5in"/>
    </style:style>
    <style:style style:name="P44" style:parent-style-name="Standard" style:family="paragraph">
      <style:paragraph-properties fo:text-align="justify" fo:margin-top="0.1666in" fo:margin-bottom="0.1666in" fo:line-height="150%"/>
      <style:text-properties fo:language="es" fo:country="AR"/>
    </style:style>
    <style:style style:name="P45" style:parent-style-name="Standard" style:family="paragraph">
      <style:paragraph-properties fo:text-align="justify" fo:margin-top="0.1666in" fo:margin-bottom="0.1666in" fo:line-height="150%"/>
      <style:text-properties fo:language="es" fo:country="AR"/>
    </style:style>
    <style:style style:name="P46" style:parent-style-name="Standard" style:family="paragraph">
      <style:paragraph-properties fo:text-align="justify" fo:margin-top="0.1666in" fo:margin-bottom="0.1666in" fo:line-height="150%"/>
      <style:text-properties fo:language="es" fo:country="AR"/>
    </style:style>
    <style:style style:name="P47" style:parent-style-name="Standard" style:family="paragraph">
      <style:paragraph-properties fo:text-align="justify" fo:margin-top="0.1666in" fo:margin-bottom="0.1666in" fo:line-height="150%"/>
      <style:text-properties fo:language="es" fo:country="AR"/>
    </style:style>
    <style:style style:name="P48" style:parent-style-name="Standard" style:family="paragraph">
      <style:paragraph-properties fo:text-align="justify" fo:margin-top="0.1666in" fo:margin-bottom="0.1666in" fo:line-height="150%"/>
    </style:style>
    <style:style style:name="P49" style:parent-style-name="Standard" style:family="paragraph">
      <style:paragraph-properties fo:text-align="justify" fo:margin-top="0.1666in" fo:margin-bottom="0.1666in" fo:line-height="150%"/>
    </style:style>
    <style:style style:name="T50" style:parent-style-name="Fuentedepárrafopredeter." style:family="text">
      <style:text-properties fo:font-weight="bold" style:font-weight-asian="bold"/>
    </style:style>
    <style:style style:name="P51" style:parent-style-name="Standard" style:family="paragraph">
      <style:paragraph-properties fo:text-align="justify" fo:margin-top="0.1666in" fo:margin-bottom="0.1666in" fo:line-height="150%"/>
    </style:style>
    <style:style style:name="T52" style:parent-style-name="Fuentedepárrafopredeter." style:family="text">
      <style:text-properties fo:font-weight="bold" style:font-weight-asian="bold" style:font-weight-complex="bold"/>
    </style:style>
    <style:style style:name="P53" style:parent-style-name="Normal" style:family="paragraph">
      <style:paragraph-properties fo:text-align="justify" fo:text-indent="0.5in"/>
    </style:style>
    <style:style style:name="P54" style:parent-style-name="Normal" style:family="paragraph">
      <style:paragraph-properties fo:text-align="justify" fo:text-indent="0.5in"/>
    </style:style>
    <style:style style:name="P55" style:parent-style-name="Standard" style:family="paragraph">
      <style:paragraph-properties fo:text-align="justify" fo:margin-top="0.1666in" fo:margin-bottom="0.1666in" fo:line-height="150%"/>
    </style:style>
    <style:style style:name="T56" style:parent-style-name="Fuentedepárrafopredeter." style:family="text">
      <style:text-properties fo:font-weight="bold" style:font-weight-asian="bold" style:font-weight-complex="bold"/>
    </style:style>
    <style:style style:name="P57" style:parent-style-name="Normal" style:family="paragraph">
      <style:paragraph-properties fo:text-align="justify" fo:text-indent="0.5in"/>
    </style:style>
    <style:style style:name="P58" style:parent-style-name="Normal" style:family="paragraph">
      <style:paragraph-properties fo:text-align="justify" fo:text-indent="0.5in"/>
    </style:style>
    <style:style style:name="P59" style:parent-style-name="Normal" style:family="paragraph">
      <style:paragraph-properties fo:text-align="justify" fo:text-indent="0.5in"/>
    </style:style>
    <style:style style:name="P60" style:parent-style-name="Standard" style:family="paragraph">
      <style:paragraph-properties fo:text-align="justify" fo:margin-top="0.1666in" fo:margin-bottom="0.1666in" fo:line-height="150%"/>
    </style:style>
    <style:style style:name="T61" style:parent-style-name="Fuentedepárrafopredeter." style:family="text">
      <style:text-properties fo:font-weight="bold" style:font-weight-asian="bold" style:font-weight-complex="bold"/>
    </style:style>
    <style:style style:name="P62" style:parent-style-name="Normal" style:family="paragraph">
      <style:paragraph-properties fo:text-align="justify" fo:text-indent="0.5in"/>
    </style:style>
    <style:style style:name="P63" style:parent-style-name="Párrafodelista" style:family="paragraph">
      <style:paragraph-properties fo:text-align="justify"/>
    </style:style>
    <style:style style:name="P64" style:parent-style-name="Párrafodelista" style:family="paragraph">
      <style:paragraph-properties fo:text-align="justify"/>
    </style:style>
    <style:style style:name="P65" style:parent-style-name="Párrafodelista" style:family="paragraph">
      <style:paragraph-properties fo:text-align="justify"/>
    </style:style>
    <style:style style:name="P66" style:parent-style-name="Párrafodelista" style:family="paragraph">
      <style:paragraph-properties fo:text-align="justify"/>
    </style:style>
    <style:style style:name="P67" style:parent-style-name="Párrafodelista" style:family="paragraph">
      <style:paragraph-properties fo:text-align="justify"/>
    </style:style>
    <style:style style:name="P68" style:parent-style-name="Normal" style:family="paragraph">
      <style:paragraph-properties fo:text-align="justify" fo:text-indent="0.5in"/>
    </style:style>
    <style:style style:name="P69" style:parent-style-name="Standard" style:family="paragraph">
      <style:paragraph-properties fo:text-align="justify" fo:margin-top="0.1666in" fo:margin-bottom="0.1666in" fo:line-height="150%"/>
    </style:style>
    <style:style style:name="T70" style:parent-style-name="Fuentedepárrafopredeter." style:family="text">
      <style:text-properties fo:font-weight="bold" style:font-weight-asian="bold" style:font-weight-complex="bold"/>
    </style:style>
    <style:style style:name="P71" style:parent-style-name="Normal" style:family="paragraph">
      <style:paragraph-properties fo:text-align="justify" fo:text-indent="0.5in"/>
    </style:style>
    <style:style style:name="P72" style:parent-style-name="Normal" style:family="paragraph">
      <style:paragraph-properties fo:text-align="justify" fo:text-indent="0.5in"/>
    </style:style>
    <style:style style:name="P73" style:parent-style-name="Normal" style:family="paragraph">
      <style:paragraph-properties fo:text-align="justify" fo:text-indent="0.5in"/>
    </style:style>
    <style:style style:name="P74" style:parent-style-name="Standard" style:family="paragraph">
      <style:paragraph-properties fo:text-align="justify" fo:margin-top="0.1666in" fo:margin-bottom="0.1666in" fo:line-height="150%"/>
    </style:style>
    <style:style style:name="T75" style:parent-style-name="Fuentedepárrafopredeter." style:family="text">
      <style:text-properties fo:font-weight="bold" style:font-weight-asian="bold" style:font-weight-complex="bold"/>
    </style:style>
    <style:style style:name="P76" style:parent-style-name="Normal" style:family="paragraph">
      <style:paragraph-properties fo:text-align="justify" fo:text-indent="0.5in"/>
    </style:style>
    <style:style style:name="P77" style:parent-style-name="Normal" style:family="paragraph">
      <style:paragraph-properties fo:text-align="justify" fo:text-indent="0.5in"/>
    </style:style>
    <style:style style:name="P78" style:parent-style-name="Standard" style:family="paragraph">
      <style:paragraph-properties fo:text-align="justify" fo:margin-top="0.1666in" fo:margin-bottom="0.1666in"/>
      <style:text-properties fo:language="es" fo:country="AR"/>
    </style:style>
  </office:automatic-styles>
  <office:body>
    <office:text text:use-soft-page-breaks="true">
      <text:p text:style-name="P1">UNIVERSIDAD CATOLICA DE CORDOBA</text:p>
      <text:p text:style-name="P2">FACULTAD DE INGENIERÍA</text:p>
      <text:p text:style-name="P3"><text:s/>INGENIERÍA LEGAL<text:s/></text:p>
      <text:p text:style-name="P4"><text:span text:style-name="T5">SEGUNDO PARCIAL</text:span></text:p>
      <text:p text:style-name="Normal"><text:span text:style-name="T6">INTEGRANTES/CLAVES UCC:</text:span><text:s/>Menel Angelo (1804789) y Vietto Santiago (1802890)</text:p>
      <text:p text:style-name="P7"><text:span text:style-name="T8">Objetivos</text:span>:</text:p>
      <text:p text:style-name="P9">1) RESPONDER a las consignas verdadero o falso formuladas, FUNDAMENTANDO todos los casos.</text:p>
      <text:p text:style-name="P10">2) DESARROLLAR las respuestas utilizando el vocabulario técnico adecuado.</text:p>
      <text:p text:style-name="P11"/>
      <text:p text:style-name="P12"><text:span text:style-name="T13">Actividades</text:span></text:p>
      <text:p text:style-name="P14"/>
      <text:p text:style-name="P15">1. Responda, para cada enunciado, si es Verdadero (V) o Falso (F). En todos los casos,<text:s/><text:span text:style-name="T16">JUSTIFIQUE BREVEMENTE</text:span><text:s/>su respuesta.</text:p>
      <text:p text:style-name="P17"/>
      <text:p text:style-name="P18"><text:span text:style-name="T19">DERECHOS INTELECTUALES – DERECHO LABORAL</text:span></text:p>
      <text:p text:style-name="P20">1. Los derechos intelectuales poseen duración ilimitada.<text:s/><text:span text:style-name="T21">FALSO</text:span></text:p>
      <text:p text:style-name="P22">Es falso, ya que los derechos intelectuales en Argentina, no poseen duración ilimitada. Los derechos de autor tienen una duración determinada en base a la Ley 11.723 de Propiedad Intelectual. Para obras literarias, artísticas y científicas, la protección dura durante toda la vida del autor, y 70 años, para los herederos, desde el fallecimiento del autor. En el caso de intérpretes y productores de fonogramas, la protección dura 70 años desde la primera publicación. Para las obras fotográficas, la protección es de 20 años desde la primera publicación. Luego para las obras cinematográficas, la protección dura 50 años, desde el fallecimiento del último de los colaboradores. Y en el caso de obras anónimas, se cuenta a partir de su divulgación.<text:s/></text:p>
      <text:p text:style-name="P23">2. Para poder patentar una invención, debe cumplir ciertos requisitos, entre ellos tener aplicación industrial.<text:s/><text:span text:style-name="T24">VERDADERO</text:span></text:p>
      <text:p text:style-name="P25">Es verdadero, debido a que para poder patentar una invención en Argentina, según el artículo 4º de la Ley de Patentes, serán patentables las invenciones de productos o de procedimientos, siempre que sean novedosas, entrañen una actividad inventiva y sean susceptibles de aplicación industrial. Y con aplicación industrial, se refiere a que la invención debe ser susceptible de ser producida o utilizada en cualquier tipo de industria o actividad económica.</text:p>
      <text:soft-page-break/>
      <text:p text:style-name="P26">3. El software puede ser registrado bajo el derecho de patentes en nuestro país.<text:s/><text:span text:style-name="T27">FALSO</text:span></text:p>
      <text:p text:style-name="P28">Es falso, el software no puede ser registrado bajo el derecho de patentes. El software está protegido por el derecho de autor, ya que se considera una obra literaria o artística, y no como una invención.<text:s/></text:p>
      <text:p text:style-name="P29">Existe la posibilidad de patentar productos químicos, farmacéuticos, e invenciones biotecnológicas. Pero en el caso del software, este puede ser registrado como obra intelectual, bajo la Ley de Propiedad Intelectual Nº 11.723, pero no como una invención patentable.</text:p>
      <text:p text:style-name="P30">4. Conforme a la Ley de Contrato de Trabajo, un empleador posee la facultad de modificar la actividad y el lugar de trabajo del empleado, en todos los casos.<text:s/><text:span text:style-name="T31">FALSO</text:span></text:p>
      <text:p text:style-name="P32"><text:span text:style-name="T33">Es falso. Si bien, el artículo 66. Facultad de modificar formas y modalidades de trabajo, de la<text:s/></text:span>Ley de Contrato de Trabajo,<text:span text:style-name="T34"><text:s/>establece que el empleador<text:s/></text:span>está facultado para introducir todos aquellos cambios relativos a la forma y modalidades de la prestación del trabajo<text:span text:style-name="T35">, esta facultad tiene ciertos límites establecidos por la ley.<text:s/></text:span></text:p>
      <text:p text:style-name="P36">Estos límites se refieren a que, es posible que un empleador pueda modificar la actividad y el lugar de trabajo del empleado, en tanto esos cambios no importen un ejercicio irrazonable de esa facultad, ni alteren modalidades esenciales del contrato, ni causen perjuicio material o moral al trabajador.</text:p>
      <text:p text:style-name="P37">En consecuencia, el empleador no puede modificar arbitrariamente la actividad y el lugar de trabajo del empleado sin considerar estos límites y sin obtener el consentimiento del empleado o acordar los cambios mediante una negociación colectiva.</text:p>
      <text:p text:style-name="P38">5. El elemento determinante en la determinación de la existencia de relación de trabajo es la existencia de un contrato escrito.<text:s/><text:span text:style-name="T39">FALSO</text:span></text:p>
      <text:p text:style-name="P40">Es falso. La legislación laboral argentina reconoce la existencia de un contrato de trabajo tácito o implícito, que se establece a través de la prestación efectiva de servicios,<text:s/><text:span text:style-name="T41">la subordinación o dependencia del trabajador,</text:span><text:s/>y el pago de una remuneración<text:s/><text:span text:style-name="T42">por tales servicios, por<text:s/></text:span>parte del empleador.</text:p>
      <text:p text:style-name="P43">Entonces, el elemento determinante en la determinación de la existencia de una relación de trabajo, se basa en la subordinación y dependencia del empleado hacia el empleador, independientemente de la forma en que se haya establecido el acuerdo. Esta relación de trabajo puede existir tanto de manera verbal como por escrito.</text:p>
      <text:p text:style-name="P44"/>
      <text:p text:style-name="P45"/>
      <text:p text:style-name="P46"/>
      <text:p text:style-name="P47"/>
      <text:p text:style-name="P48"/>
      <text:soft-page-break/>
      <text:p text:style-name="P49"><text:span text:style-name="T50">DERECHO ADMINISTRATIVO – CONTRATOS DE SOFTWARE</text:span></text:p>
      <text:p text:style-name="P51">1. Un contrato administrativo para la construcción de una obra pública podría ser celebrado por un particular con la administración incluso en forma verbal.<text:s/><text:span text:style-name="T52">FALSO</text:span></text:p>
      <text:p text:style-name="P53">Es falso. Un contrato administrativo para la construcción de una obra pública no puede ser celebrado de forma verbal. En el derecho administrativo, se requiere que los contratos administrativos sean hechos o celebrados por escrito, siguiendo los procedimientos establecidos por la ley, como la realización de licitaciones públicas o concursos de precios.</text:p>
      <text:p text:style-name="P54">La forma del contrato podrá o no ser solemne, pero deberá ser expresa. Esto se debe a la necesidad de garantizar la transparencia, la igualdad de oportunidades y la correcta gestión de los recursos públicos.</text:p>
      <text:p text:style-name="P55">2. La contratación directa por parte de la administración procede solo en supuestos específicos y de forma excepcional.<text:s/><text:span text:style-name="T56">VERDADERO</text:span></text:p>
      <text:p text:style-name="P57">Esto es correcto debido a que, en el derecho administrativo, la contratación directa por parte de la administración pública es reservada a supuestos excepcionales.</text:p>
      <text:p text:style-name="P58">Estos supuestos están regulados por la legislación y suelen estar relacionados con situaciones de emergencia o motivos de urgencia, como una imposibilidad técnica o de seguridad nacional, en donde se requieren contrataciones inmediatas, haciendo imposible realizar un procedimiento de selección más largo, también existen otras circunstancias excepcionales como cuando el valor del contrato es de escasa cuantía y no justifica la realización de un proceso de licitación, <text:s/>también, si solo existe un único oferente o proveedor en el mercado para la prestación del bien o servicio requerido, o cuando la contratación se basa en las características especiales, habilidades o conocimientos específicos de un proveedor determinado, que no pueden ser fácilmente reemplazables por otros.</text:p>
      <text:p text:style-name="P59">La contratación directa debe estar debidamente fundamentada y cumplir con los principios de eficiencia, transparencia y publicidad.</text:p>
      <text:p text:style-name="P60">3. La licitación es una modalidad de selección de contratistas, pero existen otras alternativas que funcionan mejor en otros casos.<text:s/><text:span text:style-name="T61">VERDADERO</text:span></text:p>
      <text:p text:style-name="P62">Las licitaciones son formas selección de contratistas utilizada comúnmente en contratos administrativos, pero existen otras alternativas que pueden funcionar mejor en otros casos. Algunas de estas alternativas incluyen:</text:p>
      <text:list text:style-name="LFO3" text:continue-numbering="true">
        <text:list-item>
          <text:p text:style-name="P63">Licitación Privada: Este tipo de licitación se realiza de forma restringida, limitada a un grupo de oferentes previamente seleccionados. Aunque puede asegurar eficacia al tener un grupo reducido de participantes, puede disminuir la igualdad y transparencia al no permitir la participación abierta de todos los interesados.</text:p>
        </text:list-item>
        <text:list-item>
          <text:p text:style-name="P64">Concurso de Precios: En esta modalidad, se establece un número limitado de oferentes inscritos en un registro para competir por el contrato. Aunque se reduce el número de participantes, aún se mantiene cierta competencia y se pueden obtener precios competitivos.</text:p>
        </text:list-item>
        <text:list-item>
          <text:p text:style-name="P65">Venta en Remate: Esta modalidad implica que la administración se desprenda de sus activos mediante una subasta pública o remate. En este caso, la administración busca obtener el mejor precio posible para sus activos.</text:p>
        </text:list-item>
        <text:list-item>
          <text:p text:style-name="P66">Concurso Público: En esta modalidad, se realiza un proceso abierto y competitivo donde se evalúan tanto las condiciones personales del contratista como otros aspectos relevantes. La igualdad y la transparencia son fundamentales en este tipo de concurso.</text:p>
        </text:list-item>
        <text:list-item>
          <text:p text:style-name="P67">Contratación Directa: Esta modalidad permite la contratación directa por parte de la administración en supuestos específicos y de forma excepcional, como se mencionó anteriormente.</text:p>
        </text:list-item>
      </text:list>
      <text:p text:style-name="P68">La elección de la modalidad de selección de contratistas dependerá de las características específicas del proyecto, la normativa aplicable y los objetivos que se busquen alcanzar.</text:p>
      <text:p text:style-name="P69">4. El contrato de licenciamiento de software es similar a una compraventa, en la que el licenciatario adquiere una cosa a cambio del pago de un precio.<text:s/><text:span text:style-name="T70">FALSO</text:span></text:p>
      <text:p text:style-name="P71">Es incorrecto, el contrato de licenciamiento de software no es similar a una compraventa de la obra o de los derechos sobre el mismo. En el contrato de licenciamiento de software, el licenciatario adquiere el derecho de uso del software para ciertos fines, pero no adquiere la propiedad del mismo.</text:p>
      <text:p text:style-name="P72">El licenciatario paga un precio por la licencia de uso del software, pero no está comprando la cosa en sí.<text:s/></text:p>
      <text:p text:style-name="P73">El titular de los derechos de autor del software, sigue siendo el licenciante, y otorga al licenciatario una licencia para utilizarlo bajo ciertas condiciones de uso o vigencia.</text:p>
      <text:p text:style-name="P74">5. Al ser un contrato no formal e innominado, sería recomendable que las partes celebren un contrato de licenciamiento de software incluso de forma verbal, y vayan pautando las características del software durante su desarrollo.<text:s/><text:span text:style-name="T75">FALSO</text:span></text:p>
      <text:p text:style-name="P76">Esto es falso, ya que si bien el contrato de licenciamiento de software es un contrato no formal e innominado, no es recomendable que las partes celebren el mismo de forma verbal. Es preferible contar con un contrato por escrito que establezca claramente los derechos y obligaciones de las partes.<text:s/></text:p>
      <text:p text:style-name="P77">Aunque el contrato de licenciamiento de software no está sujeto a formalidades especiales, es recomendable contar con un documento escrito que especifique las características del software, las condiciones de uso, los derechos de propiedad intelectual, las limitaciones de responsabilidad y otras disposiciones relevantes. Esto ayuda a evitar malentendidos y conflictos en el futuro.</text:p>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next-style-name="Textbody"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next-style-name="Textbody"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next-style-name="Textbody"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next-style-name="Textbody"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next-style-name="Textbody"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Subtítulo">
      <style:paragraph-properties fo:keep-with-next="always" fo:keep-together="always" fo:margin-bottom="0.0416in"/>
      <style:text-properties fo:font-weight="bold" style:font-weight-asian="bold" style:font-weight-complex="bold" fo:font-size="26pt" style:font-size-asian="26pt" style:font-size-complex="26pt" fo:hyphenate="false"/>
    </style:style>
    <style:style style:name="Subtítulo" style:display-name="Subtítulo" style:family="paragraph" style:parent-style-name="Standard" style:next-style-name="Textbody">
      <style:paragraph-properties fo:keep-with-next="always" fo:keep-together="always" fo:margin-bottom="0.2222in"/>
      <style:text-properties fo:font-style="italic" style:font-style-asian="italic" style:font-style-complex="italic" fo:color="#666666" fo:font-size="15pt" style:font-size-asian="15pt" style:font-size-complex="15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text-underline-type="none" style:text-underline-color="font-color"/>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language="es" fo:country="AR" style:language-asian="es" style:country-asian="AR" fo:hyphenate="true"/>
    </style:style>
    <style:style style:name="cskcde" style:display-name="cskcde" style:family="text" style:parent-style-name="Fuentedepárrafopredeter."/>
    <style:style style:name="hgkelc" style:display-name="hgkelc" style:family="text" style:parent-style-name="Fuentedepárrafopredeter."/>
    <style:style style:name="kx21rb" style:display-name="kx21rb" style:family="text" style:parent-style-name="Fuentedepárrafopredeter."/>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a" style:num-letter-sync="true"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i"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a" style:num-letter-sync="true"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i"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a" style:num-letter-sync="true"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i"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a" style:num-letter-sync="true"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i"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font-name-asian="Arial"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iago vietto</dc:creator>
    <meta:creation-date>2022-06-07T05:31:00Z</meta:creation-date>
    <dc:date>2023-06-07T13:25:00Z</dc:date>
    <meta:template xlink:href="Normal.dotm" xlink:type="simple"/>
    <meta:editing-cycles>14</meta:editing-cycles>
    <meta:editing-duration>PT16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9" meta:word-count="1492" meta:character-count="9679" meta:row-count="68" meta:non-whitespace-character-count="8206"/>
  </office:meta>
</office:document-meta>
</file>